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7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49" office:value-type="float" office:value="480000" calcext:value-type="float">
            <text:p><text:s text:c="3"/>480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49" office:value-type="float" office:value="481119" calcext:value-type="float">
            <text:p><text:s text:c="3"/>481,11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七月止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33" office:value-type="float" office:value="111852" calcext:value-type="float">
            <text:p><text:s text:c="3"/>111,852</text:p>
          </table:table-cell>
          <table:table-cell table:style-name="ce40" office:value-type="float" office:value="8.36" calcext:value-type="float">
            <text:p><text:s text:c="3"/>8.36</text:p>
          </table:table-cell>
          <table:table-cell table:style-name="ce32" office:value-type="float" office:value="85669" calcext:value-type="float">
            <text:p><text:s text:c="3"/>85,669</text:p>
          </table:table-cell>
          <table:table-cell table:style-name="ce40" office:value-type="float" office:value="6.41" calcext:value-type="float">
            <text:p><text:s text:c="3"/>6.41</text:p>
          </table:table-cell>
          <table:table-cell table:style-name="ce32" office:value-type="float" office:value="26183" calcext:value-type="float">
            <text:p><text:s text:c="3"/>26,183</text:p>
          </table:table-cell>
          <table:table-cell table:style-name="ce40" office:value-type="float" office:value="1.96" calcext:value-type="float">
            <text:p><text:s text:c="3"/>1.96</text:p>
          </table:table-cell>
          <table:table-cell table:style-name="ce32" office:value-type="float" office:value="88392" calcext:value-type="float">
            <text:p><text:s text:c="3"/>88,392</text:p>
          </table:table-cell>
          <table:table-cell table:style-name="ce40" office:value-type="float" office:value="6.61" calcext:value-type="float">
            <text:p><text:s text:c="3"/>6.61</text:p>
          </table:table-cell>
          <table:table-cell table:style-name="ce32" office:value-type="float" office:value="32296" calcext:value-type="float">
            <text:p><text:s text:c="3"/>32,296</text:p>
          </table:table-cell>
          <table:table-cell table:style-name="ce40" office:value-type="float" office:value="2.41" calcext:value-type="float">
            <text:p><text:s text:c="3"/>2.41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2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table:formula="of:=([.B$30]-[.B$17])/[.B$17]*100" office:value-type="float" office:value="1.8033194466534" calcext:value-type="float">
            <text:p><text:s text:c="3"/>1.80</text:p>
          </table:table-cell>
          <table:table-cell table:style-name="ce23" table:formula="of:=([.C$30]-[.C$17])/[.C$17]*100" office:value-type="float" office:value="0.39078983411324" calcext:value-type="float">
            <text:p><text:s text:c="3"/>0.39</text:p>
          </table:table-cell>
          <table:table-cell table:style-name="ce23" table:formula="of:=([.D$30]-[.D$17])/[.D$17]*100" office:value-type="float" office:value="0.200142622642017" calcext:value-type="float">
            <text:p><text:s text:c="3"/>0.20</text:p>
          </table:table-cell>
          <table:table-cell table:style-name="ce23" table:formula="of:=([.E$30]-[.E$17])/[.E$17]*100" office:value-type="float" office:value="0.586106285554729" calcext:value-type="float">
            <text:p><text:s text:c="3"/>0.59</text:p>
          </table:table-cell>
          <table:table-cell table:style-name="ce23" table:formula="of:=([.F$30]-[.F$17])/[.F$17]*100" office:value-type="float" office:value="-4.02700603453427" calcext:value-type="float">
            <text:p>－4.03</text:p>
          </table:table-cell>
          <table:table-cell table:style-name="ce23" table:formula="of:=[.G30]-[.G17]" office:value-type="float" office:value="-0.35" calcext:value-type="float">
            <text:p>－0.35</text:p>
          </table:table-cell>
          <table:table-cell table:style-name="ce23" table:formula="of:=([.H$30]-[.H$17])/[.H$17]*100" office:value-type="float" office:value="-1.46588037068239" calcext:value-type="float">
            <text:p>－1.47</text:p>
          </table:table-cell>
          <table:table-cell table:style-name="ce23" table:formula="of:=[.I30]-[.I17]" office:value-type="float" office:value="-0.0999999999999996" calcext:value-type="float">
            <text:p>－0.10</text:p>
          </table:table-cell>
          <table:table-cell table:style-name="ce23" table:formula="of:=([.J$30]-[.J$17])/[.J$17]*100" office:value-type="float" office:value="-10.2732689541812" calcext:value-type="float">
            <text:p>－10.27</text:p>
          </table:table-cell>
          <table:table-cell table:style-name="ce23" table:formula="of:=[.K30]-[.K17]" office:value-type="float" office:value="-0.26" calcext:value-type="float">
            <text:p>－0.26</text:p>
          </table:table-cell>
          <table:table-cell table:style-name="ce23" table:formula="of:=([.L$30]-[.L$17])/[.L$17]*100" office:value-type="float" office:value="-16.7564655172414" calcext:value-type="float">
            <text:p>－16.76</text:p>
          </table:table-cell>
          <table:table-cell table:style-name="ce23" table:formula="of:=[.M30]-[.M17]" office:value-type="float" office:value="-0.96" calcext:value-type="float">
            <text:p>－0.96</text:p>
          </table:table-cell>
          <table:table-cell table:style-name="ce23" table:formula="of:=([.N$30]-[.N$17])/[.N$17]*100" office:value-type="float" office:value="-9.1109074243813" calcext:value-type="float">
            <text:p>－9.11</text:p>
          </table:table-cell>
          <table:table-cell table:style-name="ce23" table:formula="of:=[.O30]-[.O17]" office:value-type="float" office:value="-0.25" calcext:value-type="float">
            <text:p>－0.25</text:p>
          </table:table-cell>
          <table:table-cell table:style-name="ce53" table:formula="of:=([.P$30]-[.P$17])/[.P$17]*100" office:value-type="float" office:value="2.013125" calcext:value-type="float">
            <text:p><text:s text:c="3"/>2.01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table:formula="of:=([.B$30]-[.B$29])/[.B$29]*100" office:value-type="float" office:value="0.201802721703501" calcext:value-type="float">
            <text:p><text:s text:c="3"/>0.20</text:p>
          </table:table-cell>
          <table:table-cell table:style-name="ce24" table:formula="of:=([.C$30]-[.C$29])/[.C$29]*100" office:value-type="float" office:value="0.0285506010151576" calcext:value-type="float">
            <text:p><text:s text:c="3"/>0.03</text:p>
          </table:table-cell>
          <table:table-cell table:style-name="ce24" table:formula="of:=([.D$30]-[.D$29])/[.D$29]*100" office:value-type="float" office:value="0.0131457630095275" calcext:value-type="float">
            <text:p><text:s text:c="3"/>0.01</text:p>
          </table:table-cell>
          <table:table-cell table:style-name="ce24" table:formula="of:=([.E$30]-[.E$29])/[.E$29]*100" office:value-type="float" office:value="0.0442770622670137" calcext:value-type="float">
            <text:p><text:s text:c="3"/>0.04</text:p>
          </table:table-cell>
          <table:table-cell table:style-name="ce24" table:formula="of:=([.F$30]-[.F$29])/[.F$29]*100" office:value-type="float" office:value="11.3244161064523" calcext:value-type="float">
            <text:p><text:s text:c="3"/>11.32</text:p>
          </table:table-cell>
          <table:table-cell table:style-name="ce24" table:formula="of:=[.G30]-[.G29]" office:value-type="float" office:value="0.59" calcext:value-type="float">
            <text:p><text:s text:c="3"/>0.59</text:p>
          </table:table-cell>
          <table:table-cell table:style-name="ce24" table:formula="of:=([.H$30]-[.H$29])/[.H$29]*100" office:value-type="float" office:value="5.3314121037464" calcext:value-type="float">
            <text:p><text:s text:c="3"/>5.33</text:p>
          </table:table-cell>
          <table:table-cell table:style-name="ce24" table:formula="of:=[.I30]-[.I29]" office:value-type="float" office:value="0.11" calcext:value-type="float">
            <text:p><text:s text:c="3"/>0.11</text:p>
          </table:table-cell>
          <table:table-cell table:style-name="ce24" table:formula="of:=([.J$30]-[.J$29])/[.J$29]*100" office:value-type="float" office:value="31.3383458646617" calcext:value-type="float">
            <text:p><text:s text:c="3"/>31.34</text:p>
          </table:table-cell>
          <table:table-cell table:style-name="ce24" table:formula="of:=[.K30]-[.K29]" office:value-type="float" office:value="0.48" calcext:value-type="float">
            <text:p><text:s text:c="3"/>0.48</text:p>
          </table:table-cell>
          <table:table-cell table:style-name="ce24" table:formula="of:=([.L$30]-[.L$29])/[.L$29]*100" office:value-type="float" office:value="-25.3442860594346" calcext:value-type="float">
            <text:p>－25.34</text:p>
          </table:table-cell>
          <table:table-cell table:style-name="ce24" table:formula="of:=[.M30]-[.M29]" office:value-type="float" office:value="-1.83" calcext:value-type="float">
            <text:p>－1.83</text:p>
          </table:table-cell>
          <table:table-cell table:style-name="ce24" table:formula="of:=([.N$30]-[.N$29])/[.N$29]*100" office:value-type="float" office:value="5.28774686770015" calcext:value-type="float">
            <text:p><text:s text:c="3"/>5.29</text:p>
          </table:table-cell>
          <table:table-cell table:style-name="ce24" table:formula="of:=[.O30]-[.O29]" office:value-type="float" office:value="0.0499999999999998" calcext:value-type="float">
            <text:p><text:s text:c="3"/>0.05</text:p>
          </table:table-cell>
          <table:table-cell table:style-name="ce54" table:formula="of:=([.P$30]-[.P$29])/[.P$29]*100" office:value-type="float" office:value="0.182088617824634" calcext:value-type="float">
            <text:p><text:s text:c="3"/>0.18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7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91500" calcext:value-type="float">
            <text:p><text:s text:c="3"/>7,591,500</text:p>
          </table:table-cell>
          <table:table-cell table:style-name="ce20" office:value-type="float" office:value="23000827" calcext:value-type="float">
            <text:p><text:s text:c="3"/>23,000,827</text:p>
          </table:table-cell>
          <table:table-cell table:style-name="ce20" office:value-type="float" office:value="11617437" calcext:value-type="float">
            <text:p><text:s text:c="3"/>11,617,437</text:p>
          </table:table-cell>
          <table:table-cell table:style-name="ce20" office:value-type="float" office:value="11383390" calcext:value-type="float">
            <text:p><text:s text:c="3"/>11,383,390</text:p>
          </table:table-cell>
          <table:table-cell table:style-name="ce20" office:value-type="float" office:value="16063" calcext:value-type="float">
            <text:p><text:s text:c="3"/>16,063</text:p>
          </table:table-cell>
          <table:table-cell table:style-name="ce37" office:value-type="float" office:value="8.25" calcext:value-type="float">
            <text:p><text:s text:c="3"/>8.25</text:p>
          </table:table-cell>
          <table:table-cell table:style-name="ce20" office:value-type="float" office:value="11696" calcext:value-type="float">
            <text:p><text:s text:c="3"/>11,696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4367" calcext:value-type="float">
            <text:p><text:s text:c="3"/>4,367</text:p>
          </table:table-cell>
          <table:table-cell table:style-name="ce37" office:value-type="float" office:value="2.24" calcext:value-type="float">
            <text:p><text:s text:c="3"/>2.24</text:p>
          </table:table-cell>
          <table:table-cell table:style-name="ce20" office:value-type="float" office:value="9270" calcext:value-type="float">
            <text:p><text:s text:c="3"/>9,270</text:p>
          </table:table-cell>
          <table:table-cell table:style-name="ce37" office:value-type="float" office:value="4.76" calcext:value-type="float">
            <text:p><text:s text:c="3"/>4.76</text:p>
          </table:table-cell>
          <table:table-cell table:style-name="ce78" office:value-type="float" office:value="4958" calcext:value-type="float">
            <text:p><text:s text:c="3"/>4,958</text:p>
          </table:table-cell>
          <table:table-cell table:style-name="ce80" office:value-type="float" office:value="2.55" calcext:value-type="float">
            <text:p><text:s text:c="3"/>2.55</text:p>
          </table:table-cell>
          <table:table-cell table:style-name="ce83" office:value-type="float" office:value="489663" calcext:value-type="float">
            <text:p><text:s text:c="3"/>489,663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59855" calcext:value-type="float">
            <text:p><text:s text:c="3"/>7,559,855</text:p>
          </table:table-cell>
          <table:table-cell table:style-name="ce20" office:value-type="float" office:value="22907614" calcext:value-type="float">
            <text:p><text:s text:c="3"/>22,907,614</text:p>
          </table:table-cell>
          <table:table-cell table:style-name="ce20" office:value-type="float" office:value="11567417" calcext:value-type="float">
            <text:p><text:s text:c="3"/>11,567,417</text:p>
          </table:table-cell>
          <table:table-cell table:style-name="ce20" office:value-type="float" office:value="11340197" calcext:value-type="float">
            <text:p><text:s text:c="3"/>11,340,197</text:p>
          </table:table-cell>
          <table:table-cell table:style-name="ce20" office:value-type="float" office:value="15973" calcext:value-type="float">
            <text:p><text:s text:c="3"/>15,973</text:p>
          </table:table-cell>
          <table:table-cell table:style-name="ce37" office:value-type="float" office:value="8.23" calcext:value-type="float">
            <text:p><text:s text:c="3"/>8.23</text:p>
          </table:table-cell>
          <table:table-cell table:style-name="ce20" office:value-type="float" office:value="11666" calcext:value-type="float">
            <text:p><text:s text:c="3"/>11,666</text:p>
          </table:table-cell>
          <table:table-cell table:style-name="ce37" office:value-type="float" office:value="6.01" calcext:value-type="float">
            <text:p><text:s text:c="3"/>6.01</text:p>
          </table:table-cell>
          <table:table-cell table:style-name="ce20" office:value-type="float" office:value="4307" calcext:value-type="float">
            <text:p><text:s text:c="3"/>4,307</text:p>
          </table:table-cell>
          <table:table-cell table:style-name="ce37" office:value-type="float" office:value="2.22" calcext:value-type="float">
            <text:p><text:s text:c="3"/>2.22</text:p>
          </table:table-cell>
          <table:table-cell table:style-name="ce20" office:value-type="float" office:value="9227" calcext:value-type="float">
            <text:p><text:s text:c="3"/>9,227</text:p>
          </table:table-cell>
          <table:table-cell table:style-name="ce37" office:value-type="float" office:value="4.76" calcext:value-type="float">
            <text:p><text:s text:c="3"/>4.76</text:p>
          </table:table-cell>
          <table:table-cell table:style-name="ce78" office:value-type="float" office:value="4942" calcext:value-type="float">
            <text:p><text:s text:c="3"/>4,942</text:p>
          </table:table-cell>
          <table:table-cell table:style-name="ce80" office:value-type="float" office:value="2.55" calcext:value-type="float">
            <text:p><text:s text:c="3"/>2.55</text:p>
          </table:table-cell>
          <table:table-cell table:style-name="ce83" office:value-type="float" office:value="489226" calcext:value-type="float">
            <text:p><text:s text:c="3"/>489,226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39539" calcext:value-type="float">
            <text:p><text:s text:c="3"/>6,039,539</text:p>
          </table:table-cell>
          <table:table-cell table:style-name="ce20" office:value-type="float" office:value="18755266" calcext:value-type="float">
            <text:p><text:s text:c="3"/>18,755,266</text:p>
          </table:table-cell>
          <table:table-cell table:style-name="ce20" office:value-type="float" office:value="9535128" calcext:value-type="float">
            <text:p><text:s text:c="3"/>9,535,128</text:p>
          </table:table-cell>
          <table:table-cell table:style-name="ce20" office:value-type="float" office:value="9220138" calcext:value-type="float">
            <text:p><text:s text:c="3"/>9,220,138</text:p>
          </table:table-cell>
          <table:table-cell table:style-name="ce20" office:value-type="float" office:value="13422" calcext:value-type="float">
            <text:p><text:s text:c="3"/>13,422</text:p>
          </table:table-cell>
          <table:table-cell table:style-name="ce37" office:value-type="float" office:value="8.45" calcext:value-type="float">
            <text:p><text:s text:c="3"/>8.45</text:p>
          </table:table-cell>
          <table:table-cell table:style-name="ce20" office:value-type="float" office:value="9626" calcext:value-type="float">
            <text:p><text:s text:c="3"/>9,626</text:p>
          </table:table-cell>
          <table:table-cell table:style-name="ce37" office:value-type="float" office:value="6.06" calcext:value-type="float">
            <text:p><text:s text:c="3"/>6.06</text:p>
          </table:table-cell>
          <table:table-cell table:style-name="ce20" office:value-type="float" office:value="3796" calcext:value-type="float">
            <text:p><text:s text:c="3"/>3,796</text:p>
          </table:table-cell>
          <table:table-cell table:style-name="ce37" office:value-type="float" office:value="2.39" calcext:value-type="float">
            <text:p><text:s text:c="3"/>2.39</text:p>
          </table:table-cell>
          <table:table-cell table:style-name="ce20" office:value-type="float" office:value="7524" calcext:value-type="float">
            <text:p><text:s text:c="3"/>7,524</text:p>
          </table:table-cell>
          <table:table-cell table:style-name="ce37" office:value-type="float" office:value="4.74" calcext:value-type="float">
            <text:p><text:s text:c="3"/>4.74</text:p>
          </table:table-cell>
          <table:table-cell table:style-name="ce78" office:value-type="float" office:value="4045" calcext:value-type="float">
            <text:p><text:s text:c="3"/>4,045</text:p>
          </table:table-cell>
          <table:table-cell table:style-name="ce80" office:value-type="float" office:value="2.55" calcext:value-type="float">
            <text:p><text:s text:c="3"/>2.55</text:p>
          </table:table-cell>
          <table:table-cell table:style-name="ce83" office:value-type="float" office:value="465596" calcext:value-type="float">
            <text:p><text:s text:c="3"/>465,596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25925" calcext:value-type="float">
            <text:p><text:s text:c="3"/>1,325,925</text:p>
          </table:table-cell>
          <table:table-cell table:style-name="ce20" office:value-type="float" office:value="3814784" calcext:value-type="float">
            <text:p><text:s text:c="3"/>3,814,784</text:p>
          </table:table-cell>
          <table:table-cell table:style-name="ce20" office:value-type="float" office:value="1905382" calcext:value-type="float">
            <text:p><text:s text:c="3"/>1,905,382</text:p>
          </table:table-cell>
          <table:table-cell table:style-name="ce20" office:value-type="float" office:value="1909402" calcext:value-type="float">
            <text:p><text:s text:c="3"/>1,909,402</text:p>
          </table:table-cell>
          <table:table-cell table:style-name="ce20" office:value-type="float" office:value="2735" calcext:value-type="float">
            <text:p><text:s text:c="3"/>2,735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453" calcext:value-type="float">
            <text:p><text:s text:c="3"/>1,453</text:p>
          </table:table-cell>
          <table:table-cell table:style-name="ce37" office:value-type="float" office:value="4.5" calcext:value-type="float">
            <text:p><text:s text:c="3"/>4.50</text:p>
          </table:table-cell>
          <table:table-cell table:style-name="ce20" office:value-type="float" office:value="1282" calcext:value-type="float">
            <text:p><text:s text:c="3"/>1,282</text:p>
          </table:table-cell>
          <table:table-cell table:style-name="ce37" office:value-type="float" office:value="3.97" calcext:value-type="float">
            <text:p><text:s text:c="3"/>3.97</text:p>
          </table:table-cell>
          <table:table-cell table:style-name="ce20" office:value-type="float" office:value="1828" calcext:value-type="float">
            <text:p><text:s text:c="3"/>1,828</text:p>
          </table:table-cell>
          <table:table-cell table:style-name="ce37" office:value-type="float" office:value="5.66" calcext:value-type="float">
            <text:p><text:s text:c="3"/>5.66</text:p>
          </table:table-cell>
          <table:table-cell table:style-name="ce78" office:value-type="float" office:value="939" calcext:value-type="float">
            <text:p><text:s text:c="3"/>939</text:p>
          </table:table-cell>
          <table:table-cell table:style-name="ce80" office:value-type="float" office:value="2.91" calcext:value-type="float">
            <text:p><text:s text:c="3"/>2.91</text:p>
          </table:table-cell>
          <table:table-cell table:style-name="ce83" office:value-type="float" office:value="45033" calcext:value-type="float">
            <text:p><text:s text:c="3"/>45,033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8570" calcext:value-type="float">
            <text:p><text:s text:c="3"/>148,570</text:p>
          </table:table-cell>
          <table:table-cell table:style-name="ce20" office:value-type="float" office:value="461126" calcext:value-type="float">
            <text:p><text:s text:c="3"/>461,126</text:p>
          </table:table-cell>
          <table:table-cell table:style-name="ce20" office:value-type="float" office:value="235927" calcext:value-type="float">
            <text:p><text:s text:c="3"/>235,927</text:p>
          </table:table-cell>
          <table:table-cell table:style-name="ce20" office:value-type="float" office:value="225199" calcext:value-type="float">
            <text:p><text:s text:c="3"/>225,199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37" office:value-type="float" office:value="7.07" calcext:value-type="float">
            <text:p><text:s text:c="3"/>7.07</text:p>
          </table:table-cell>
          <table:table-cell table:style-name="ce20" office:value-type="float" office:value="264" calcext:value-type="float">
            <text:p><text:s text:c="3"/>264</text:p>
          </table:table-cell>
          <table:table-cell table:style-name="ce37" office:value-type="float" office:value="6.76" calcext:value-type="float">
            <text:p><text:s text:c="3"/>6.76</text:p>
          </table:table-cell>
          <table:table-cell table:style-name="ce20" office:value-type="float" office:value="12" calcext:value-type="float">
            <text:p><text:s text:c="3"/>12</text:p>
          </table:table-cell>
          <table:table-cell table:style-name="ce37" office:value-type="float" office:value="0.31" calcext:value-type="float">
            <text:p><text:s text:c="3"/>0.31</text:p>
          </table:table-cell>
          <table:table-cell table:style-name="ce20" office:value-type="float" office:value="201" calcext:value-type="float">
            <text:p><text:s text:c="3"/>201</text:p>
          </table:table-cell>
          <table:table-cell table:style-name="ce37" office:value-type="float" office:value="5.15" calcext:value-type="float">
            <text:p><text:s text:c="3"/>5.15</text:p>
          </table:table-cell>
          <table:table-cell table:style-name="ce78" office:value-type="float" office:value="96" calcext:value-type="float">
            <text:p><text:s text:c="3"/>96</text:p>
          </table:table-cell>
          <table:table-cell table:style-name="ce80" office:value-type="float" office:value="2.46" calcext:value-type="float">
            <text:p><text:s text:c="3"/>2.46</text:p>
          </table:table-cell>
          <table:table-cell table:style-name="ce83" office:value-type="float" office:value="14599" calcext:value-type="float">
            <text:p><text:s text:c="3"/>14,59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9223" calcext:value-type="float">
            <text:p><text:s text:c="3"/>629,223</text:p>
          </table:table-cell>
          <table:table-cell table:style-name="ce20" office:value-type="float" office:value="1948004" calcext:value-type="float">
            <text:p><text:s text:c="3"/>1,948,004</text:p>
          </table:table-cell>
          <table:table-cell table:style-name="ce20" office:value-type="float" office:value="986996" calcext:value-type="float">
            <text:p><text:s text:c="3"/>986,996</text:p>
          </table:table-cell>
          <table:table-cell table:style-name="ce20" office:value-type="float" office:value="961008" calcext:value-type="float">
            <text:p><text:s text:c="3"/>961,008</text:p>
          </table:table-cell>
          <table:table-cell table:style-name="ce20" office:value-type="float" office:value="1608" calcext:value-type="float">
            <text:p><text:s text:c="3"/>1,608</text:p>
          </table:table-cell>
          <table:table-cell table:style-name="ce37" office:value-type="float" office:value="9.75" calcext:value-type="float">
            <text:p><text:s text:c="3"/>9.75</text:p>
          </table:table-cell>
          <table:table-cell table:style-name="ce20" office:value-type="float" office:value="783" calcext:value-type="float">
            <text:p><text:s text:c="3"/>783</text:p>
          </table:table-cell>
          <table:table-cell table:style-name="ce37" office:value-type="float" office:value="4.75" calcext:value-type="float">
            <text:p><text:s text:c="3"/>4.75</text:p>
          </table:table-cell>
          <table:table-cell table:style-name="ce20" office:value-type="float" office:value="825" calcext:value-type="float">
            <text:p><text:s text:c="3"/>825</text:p>
          </table:table-cell>
          <table:table-cell table:style-name="ce37" office:value-type="float" office:value="5" calcext:value-type="float">
            <text:p><text:s text:c="3"/>5.00</text:p>
          </table:table-cell>
          <table:table-cell table:style-name="ce20" office:value-type="float" office:value="920" calcext:value-type="float">
            <text:p><text:s text:c="3"/>920</text:p>
          </table:table-cell>
          <table:table-cell table:style-name="ce37" office:value-type="float" office:value="5.58" calcext:value-type="float">
            <text:p><text:s text:c="3"/>5.58</text:p>
          </table:table-cell>
          <table:table-cell table:style-name="ce78" office:value-type="float" office:value="516" calcext:value-type="float">
            <text:p><text:s text:c="3"/>516</text:p>
          </table:table-cell>
          <table:table-cell table:style-name="ce80" office:value-type="float" office:value="3.13" calcext:value-type="float">
            <text:p><text:s text:c="3"/>3.13</text:p>
          </table:table-cell>
          <table:table-cell table:style-name="ce83" office:value-type="float" office:value="54703" calcext:value-type="float">
            <text:p><text:s text:c="3"/>54,70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0478" calcext:value-type="float">
            <text:p><text:s text:c="3"/>150,478</text:p>
          </table:table-cell>
          <table:table-cell table:style-name="ce20" office:value-type="float" office:value="500025" calcext:value-type="float">
            <text:p><text:s text:c="3"/>500,025</text:p>
          </table:table-cell>
          <table:table-cell table:style-name="ce20" office:value-type="float" office:value="258533" calcext:value-type="float">
            <text:p><text:s text:c="3"/>258,533</text:p>
          </table:table-cell>
          <table:table-cell table:style-name="ce20" office:value-type="float" office:value="241492" calcext:value-type="float">
            <text:p><text:s text:c="3"/>241,492</text:p>
          </table:table-cell>
          <table:table-cell table:style-name="ce20" office:value-type="float" office:value="496" calcext:value-type="float">
            <text:p><text:s text:c="3"/>496</text:p>
          </table:table-cell>
          <table:table-cell table:style-name="ce37" office:value-type="float" office:value="11.72" calcext:value-type="float">
            <text:p><text:s text:c="3"/>11.72</text:p>
          </table:table-cell>
          <table:table-cell table:style-name="ce20" office:value-type="float" office:value="246" calcext:value-type="float">
            <text:p><text:s text:c="3"/>246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250" calcext:value-type="float">
            <text:p><text:s text:c="3"/>250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242" calcext:value-type="float">
            <text:p><text:s text:c="3"/>242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78" office:value-type="float" office:value="112" calcext:value-type="float">
            <text:p><text:s text:c="3"/>112</text:p>
          </table:table-cell>
          <table:table-cell table:style-name="ce80" office:value-type="float" office:value="2.65" calcext:value-type="float">
            <text:p><text:s text:c="3"/>2.65</text:p>
          </table:table-cell>
          <table:table-cell table:style-name="ce83" office:value-type="float" office:value="18602" calcext:value-type="float">
            <text:p><text:s text:c="3"/>18,60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5094" calcext:value-type="float">
            <text:p><text:s text:c="3"/>165,094</text:p>
          </table:table-cell>
          <table:table-cell table:style-name="ce20" office:value-type="float" office:value="559914" calcext:value-type="float">
            <text:p><text:s text:c="3"/>559,914</text:p>
          </table:table-cell>
          <table:table-cell table:style-name="ce20" office:value-type="float" office:value="292250" calcext:value-type="float">
            <text:p><text:s text:c="3"/>292,250</text:p>
          </table:table-cell>
          <table:table-cell table:style-name="ce20" office:value-type="float" office:value="267664" calcext:value-type="float">
            <text:p><text:s text:c="3"/>267,664</text:p>
          </table:table-cell>
          <table:table-cell table:style-name="ce20" office:value-type="float" office:value="390" calcext:value-type="float">
            <text:p><text:s text:c="3"/>390</text:p>
          </table:table-cell>
          <table:table-cell table:style-name="ce37" office:value-type="float" office:value="8.22" calcext:value-type="float">
            <text:p><text:s text:c="3"/>8.22</text:p>
          </table:table-cell>
          <table:table-cell table:style-name="ce20" office:value-type="float" office:value="332" calcext:value-type="float">
            <text:p><text:s text:c="3"/>332</text:p>
          </table:table-cell>
          <table:table-cell table:style-name="ce37" office:value-type="float" office:value="7" calcext:value-type="float">
            <text:p><text:s text:c="3"/>7.00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37" office:value-type="float" office:value="1.22" calcext:value-type="float">
            <text:p><text:s text:c="3"/>1.22</text:p>
          </table:table-cell>
          <table:table-cell table:style-name="ce20" office:value-type="float" office:value="225" calcext:value-type="float">
            <text:p><text:s text:c="3"/>225</text:p>
          </table:table-cell>
          <table:table-cell table:style-name="ce37" office:value-type="float" office:value="4.74" calcext:value-type="float">
            <text:p><text:s text:c="3"/>4.74</text:p>
          </table:table-cell>
          <table:table-cell table:style-name="ce78" office:value-type="float" office:value="108" calcext:value-type="float">
            <text:p><text:s text:c="3"/>108</text:p>
          </table:table-cell>
          <table:table-cell table:style-name="ce80" office:value-type="float" office:value="2.28" calcext:value-type="float">
            <text:p><text:s text:c="3"/>2.28</text:p>
          </table:table-cell>
          <table:table-cell table:style-name="ce83" office:value-type="float" office:value="10015" calcext:value-type="float">
            <text:p><text:s text:c="3"/>10,01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7298" calcext:value-type="float">
            <text:p><text:s text:c="3"/>447,298</text:p>
          </table:table-cell>
          <table:table-cell table:style-name="ce20" office:value-type="float" office:value="1554266" calcext:value-type="float">
            <text:p><text:s text:c="3"/>1,554,266</text:p>
          </table:table-cell>
          <table:table-cell table:style-name="ce20" office:value-type="float" office:value="790331" calcext:value-type="float">
            <text:p><text:s text:c="3"/>790,331</text:p>
          </table:table-cell>
          <table:table-cell table:style-name="ce20" office:value-type="float" office:value="763935" calcext:value-type="float">
            <text:p><text:s text:c="3"/>763,935</text:p>
          </table:table-cell>
          <table:table-cell table:style-name="ce20" office:value-type="float" office:value="1158" calcext:value-type="float">
            <text:p><text:s text:c="3"/>1,158</text:p>
          </table:table-cell>
          <table:table-cell table:style-name="ce37" office:value-type="float" office:value="8.8" calcext:value-type="float">
            <text:p><text:s text:c="3"/>8.80</text:p>
          </table:table-cell>
          <table:table-cell table:style-name="ce20" office:value-type="float" office:value="717" calcext:value-type="float">
            <text:p><text:s text:c="3"/>717</text:p>
          </table:table-cell>
          <table:table-cell table:style-name="ce37" office:value-type="float" office:value="5.45" calcext:value-type="float">
            <text:p><text:s text:c="3"/>5.45</text:p>
          </table:table-cell>
          <table:table-cell table:style-name="ce20" office:value-type="float" office:value="441" calcext:value-type="float">
            <text:p><text:s text:c="3"/>441</text:p>
          </table:table-cell>
          <table:table-cell table:style-name="ce37" office:value-type="float" office:value="3.35" calcext:value-type="float">
            <text:p><text:s text:c="3"/>3.35</text:p>
          </table:table-cell>
          <table:table-cell table:style-name="ce20" office:value-type="float" office:value="632" calcext:value-type="float">
            <text:p><text:s text:c="3"/>632</text:p>
          </table:table-cell>
          <table:table-cell table:style-name="ce37" office:value-type="float" office:value="4.8" calcext:value-type="float">
            <text:p><text:s text:c="3"/>4.80</text:p>
          </table:table-cell>
          <table:table-cell table:style-name="ce78" office:value-type="float" office:value="288" calcext:value-type="float">
            <text:p><text:s text:c="3"/>288</text:p>
          </table:table-cell>
          <table:table-cell table:style-name="ce80" office:value-type="float" office:value="2.19" calcext:value-type="float">
            <text:p><text:s text:c="3"/>2.19</text:p>
          </table:table-cell>
          <table:table-cell table:style-name="ce83" office:value-type="float" office:value="18737" calcext:value-type="float">
            <text:p><text:s text:c="3"/>18,73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0933" calcext:value-type="float">
            <text:p><text:s text:c="3"/>350,933</text:p>
          </table:table-cell>
          <table:table-cell table:style-name="ce20" office:value-type="float" office:value="1312737" calcext:value-type="float">
            <text:p><text:s text:c="3"/>1,312,737</text:p>
          </table:table-cell>
          <table:table-cell table:style-name="ce20" office:value-type="float" office:value="676555" calcext:value-type="float">
            <text:p><text:s text:c="3"/>676,555</text:p>
          </table:table-cell>
          <table:table-cell table:style-name="ce20" office:value-type="float" office:value="636182" calcext:value-type="float">
            <text:p><text:s text:c="3"/>636,182</text:p>
          </table:table-cell>
          <table:table-cell table:style-name="ce20" office:value-type="float" office:value="924" calcext:value-type="float">
            <text:p><text:s text:c="3"/>924</text:p>
          </table:table-cell>
          <table:table-cell table:style-name="ce37" office:value-type="float" office:value="8.31" calcext:value-type="float">
            <text:p><text:s text:c="3"/>8.31</text:p>
          </table:table-cell>
          <table:table-cell table:style-name="ce20" office:value-type="float" office:value="658" calcext:value-type="float">
            <text:p><text:s text:c="3"/>658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20" office:value-type="float" office:value="266" calcext:value-type="float">
            <text:p><text:s text:c="3"/>266</text:p>
          </table:table-cell>
          <table:table-cell table:style-name="ce37" office:value-type="float" office:value="2.39" calcext:value-type="float">
            <text:p><text:s text:c="3"/>2.39</text:p>
          </table:table-cell>
          <table:table-cell table:style-name="ce20" office:value-type="float" office:value="424" calcext:value-type="float">
            <text:p><text:s text:c="3"/>424</text:p>
          </table:table-cell>
          <table:table-cell table:style-name="ce37" office:value-type="float" office:value="3.81" calcext:value-type="float">
            <text:p><text:s text:c="3"/>3.81</text:p>
          </table:table-cell>
          <table:table-cell table:style-name="ce78" office:value-type="float" office:value="194" calcext:value-type="float">
            <text:p><text:s text:c="3"/>194</text:p>
          </table:table-cell>
          <table:table-cell table:style-name="ce80" office:value-type="float" office:value="1.74" calcext:value-type="float">
            <text:p><text:s text:c="3"/>1.74</text:p>
          </table:table-cell>
          <table:table-cell table:style-name="ce83" office:value-type="float" office:value="4519" calcext:value-type="float">
            <text:p><text:s text:c="3"/>4,51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5701" calcext:value-type="float">
            <text:p><text:s text:c="3"/>165,701</text:p>
          </table:table-cell>
          <table:table-cell table:style-name="ce20" office:value-type="float" office:value="532615" calcext:value-type="float">
            <text:p><text:s text:c="3"/>532,615</text:p>
          </table:table-cell>
          <table:table-cell table:style-name="ce20" office:value-type="float" office:value="275465" calcext:value-type="float">
            <text:p><text:s text:c="3"/>275,465</text:p>
          </table:table-cell>
          <table:table-cell table:style-name="ce20" office:value-type="float" office:value="257150" calcext:value-type="float">
            <text:p><text:s text:c="3"/>257,150</text:p>
          </table:table-cell>
          <table:table-cell table:style-name="ce20" office:value-type="float" office:value="354" calcext:value-type="float">
            <text:p><text:s text:c="3"/>354</text:p>
          </table:table-cell>
          <table:table-cell table:style-name="ce37" office:value-type="float" office:value="7.85" calcext:value-type="float">
            <text:p><text:s text:c="3"/>7.85</text:p>
          </table:table-cell>
          <table:table-cell table:style-name="ce20" office:value-type="float" office:value="353" calcext:value-type="float">
            <text:p><text:s text:c="3"/>353</text:p>
          </table:table-cell>
          <table:table-cell table:style-name="ce37" office:value-type="float" office:value="7.82" calcext:value-type="float">
            <text:p><text:s text:c="3"/>7.82</text:p>
          </table:table-cell>
          <table:table-cell table:style-name="ce20" office:value-type="float" office:value="1" calcext:value-type="float">
            <text:p><text:s text:c="3"/>1</text:p>
          </table:table-cell>
          <table:table-cell table:style-name="ce37" office:value-type="float" office:value="0.02" calcext:value-type="float">
            <text:p><text:s text:c="3"/>0.02</text:p>
          </table:table-cell>
          <table:table-cell table:style-name="ce20" office:value-type="float" office:value="217" calcext:value-type="float">
            <text:p><text:s text:c="3"/>217</text:p>
          </table:table-cell>
          <table:table-cell table:style-name="ce37" office:value-type="float" office:value="4.81" calcext:value-type="float">
            <text:p><text:s text:c="3"/>4.81</text:p>
          </table:table-cell>
          <table:table-cell table:style-name="ce78" office:value-type="float" office:value="104" calcext:value-type="float">
            <text:p><text:s text:c="3"/>104</text:p>
          </table:table-cell>
          <table:table-cell table:style-name="ce80" office:value-type="float" office:value="2.31" calcext:value-type="float">
            <text:p><text:s text:c="3"/>2.31</text:p>
          </table:table-cell>
          <table:table-cell table:style-name="ce83" office:value-type="float" office:value="27647" calcext:value-type="float">
            <text:p><text:s text:c="3"/>27,64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1485" calcext:value-type="float">
            <text:p><text:s text:c="3"/>221,485</text:p>
          </table:table-cell>
          <table:table-cell table:style-name="ce20" office:value-type="float" office:value="724994" calcext:value-type="float">
            <text:p><text:s text:c="3"/>724,994</text:p>
          </table:table-cell>
          <table:table-cell table:style-name="ce20" office:value-type="float" office:value="380439" calcext:value-type="float">
            <text:p><text:s text:c="3"/>380,439</text:p>
          </table:table-cell>
          <table:table-cell table:style-name="ce20" office:value-type="float" office:value="344555" calcext:value-type="float">
            <text:p><text:s text:c="3"/>344,555</text:p>
          </table:table-cell>
          <table:table-cell table:style-name="ce20" office:value-type="float" office:value="500" calcext:value-type="float">
            <text:p><text:s text:c="3"/>500</text:p>
          </table:table-cell>
          <table:table-cell table:style-name="ce37" office:value-type="float" office:value="8.14" calcext:value-type="float">
            <text:p><text:s text:c="3"/>8.14</text:p>
          </table:table-cell>
          <table:table-cell table:style-name="ce20" office:value-type="float" office:value="559" calcext:value-type="float">
            <text:p><text:s text:c="3"/>559</text:p>
          </table:table-cell>
          <table:table-cell table:style-name="ce37" office:value-type="float" office:value="9.1" calcext:value-type="float">
            <text:p><text:s text:c="3"/>9.10</text:p>
          </table:table-cell>
          <table:table-cell table:style-name="ce20" office:value-type="float" office:value="-59" calcext:value-type="float">
            <text:p>－59</text:p>
          </table:table-cell>
          <table:table-cell table:style-name="ce37" office:value-type="float" office:value="-0.96" calcext:value-type="float">
            <text:p>－0.96</text:p>
          </table:table-cell>
          <table:table-cell table:style-name="ce20" office:value-type="float" office:value="218" calcext:value-type="float">
            <text:p><text:s text:c="3"/>218</text:p>
          </table:table-cell>
          <table:table-cell table:style-name="ce37" office:value-type="float" office:value="3.55" calcext:value-type="float">
            <text:p><text:s text:c="3"/>3.55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style-name="ce80" office:value-type="float" office:value="2.08" calcext:value-type="float">
            <text:p><text:s text:c="3"/>2.08</text:p>
          </table:table-cell>
          <table:table-cell table:style-name="ce83" office:value-type="float" office:value="1534" calcext:value-type="float">
            <text:p><text:s text:c="3"/>1,53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0433" calcext:value-type="float">
            <text:p><text:s text:c="3"/>170,433</text:p>
          </table:table-cell>
          <table:table-cell table:style-name="ce20" office:value-type="float" office:value="549002" calcext:value-type="float">
            <text:p><text:s text:c="3"/>549,002</text:p>
          </table:table-cell>
          <table:table-cell table:style-name="ce20" office:value-type="float" office:value="287728" calcext:value-type="float">
            <text:p><text:s text:c="3"/>287,728</text:p>
          </table:table-cell>
          <table:table-cell table:style-name="ce20" office:value-type="float" office:value="261274" calcext:value-type="float">
            <text:p><text:s text:c="3"/>261,274</text:p>
          </table:table-cell>
          <table:table-cell table:style-name="ce20" office:value-type="float" office:value="371" calcext:value-type="float">
            <text:p><text:s text:c="3"/>371</text:p>
          </table:table-cell>
          <table:table-cell table:style-name="ce37" office:value-type="float" office:value="7.98" calcext:value-type="float">
            <text:p><text:s text:c="3"/>7.98</text:p>
          </table:table-cell>
          <table:table-cell table:style-name="ce20" office:value-type="float" office:value="374" calcext:value-type="float">
            <text:p><text:s text:c="3"/>374</text:p>
          </table:table-cell>
          <table:table-cell table:style-name="ce37" office:value-type="float" office:value="8.04" calcext:value-type="float">
            <text:p><text:s text:c="3"/>8.04</text:p>
          </table:table-cell>
          <table:table-cell table:style-name="ce20" office:value-type="float" office:value="-3" calcext:value-type="float">
            <text:p>－3</text:p>
          </table:table-cell>
          <table:table-cell table:style-name="ce37" office:value-type="float" office:value="-0.06" calcext:value-type="float">
            <text:p>－0.06</text:p>
          </table:table-cell>
          <table:table-cell table:style-name="ce20" office:value-type="float" office:value="146" calcext:value-type="float">
            <text:p><text:s text:c="3"/>146</text:p>
          </table:table-cell>
          <table:table-cell table:style-name="ce37" office:value-type="float" office:value="3.14" calcext:value-type="float">
            <text:p><text:s text:c="3"/>3.14</text:p>
          </table:table-cell>
          <table:table-cell table:style-name="ce78" office:value-type="float" office:value="95" calcext:value-type="float">
            <text:p><text:s text:c="3"/>95</text:p>
          </table:table-cell>
          <table:table-cell table:style-name="ce80" office:value-type="float" office:value="2.04" calcext:value-type="float">
            <text:p><text:s text:c="3"/>2.04</text:p>
          </table:table-cell>
          <table:table-cell table:style-name="ce83" office:value-type="float" office:value="5262" calcext:value-type="float">
            <text:p><text:s text:c="3"/>5,26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6353" calcext:value-type="float">
            <text:p><text:s text:c="3"/>356,353</text:p>
          </table:table-cell>
          <table:table-cell table:style-name="ce20" office:value-type="float" office:value="1104386" calcext:value-type="float">
            <text:p><text:s text:c="3"/>1,104,386</text:p>
          </table:table-cell>
          <table:table-cell table:style-name="ce20" office:value-type="float" office:value="566291" calcext:value-type="float">
            <text:p><text:s text:c="3"/>566,291</text:p>
          </table:table-cell>
          <table:table-cell table:style-name="ce20" office:value-type="float" office:value="538095" calcext:value-type="float">
            <text:p><text:s text:c="3"/>538,095</text:p>
          </table:table-cell>
          <table:table-cell table:style-name="ce20" office:value-type="float" office:value="690" calcext:value-type="float">
            <text:p><text:s text:c="3"/>690</text:p>
          </table:table-cell>
          <table:table-cell table:style-name="ce37" office:value-type="float" office:value="7.38" calcext:value-type="float">
            <text:p><text:s text:c="3"/>7.38</text:p>
          </table:table-cell>
          <table:table-cell table:style-name="ce20" office:value-type="float" office:value="699" calcext:value-type="float">
            <text:p><text:s text:c="3"/>699</text:p>
          </table:table-cell>
          <table:table-cell table:style-name="ce37" office:value-type="float" office:value="7.47" calcext:value-type="float">
            <text:p><text:s text:c="3"/>7.47</text:p>
          </table:table-cell>
          <table:table-cell table:style-name="ce20" office:value-type="float" office:value="-9" calcext:value-type="float">
            <text:p>－9</text:p>
          </table:table-cell>
          <table:table-cell table:style-name="ce37" office:value-type="float" office:value="-0.1" calcext:value-type="float">
            <text:p>－0.10</text:p>
          </table:table-cell>
          <table:table-cell table:style-name="ce20" office:value-type="float" office:value="338" calcext:value-type="float">
            <text:p><text:s text:c="3"/>338</text:p>
          </table:table-cell>
          <table:table-cell table:style-name="ce37" office:value-type="float" office:value="3.61" calcext:value-type="float">
            <text:p><text:s text:c="3"/>3.61</text:p>
          </table:table-cell>
          <table:table-cell table:style-name="ce78" office:value-type="float" office:value="227" calcext:value-type="float">
            <text:p><text:s text:c="3"/>227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3327" calcext:value-type="float">
            <text:p><text:s text:c="3"/>3,32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7905" calcext:value-type="float">
            <text:p><text:s text:c="3"/>417,905</text:p>
          </table:table-cell>
          <table:table-cell table:style-name="ce20" office:value-type="float" office:value="1243000" calcext:value-type="float">
            <text:p><text:s text:c="3"/>1,243,000</text:p>
          </table:table-cell>
          <table:table-cell table:style-name="ce20" office:value-type="float" office:value="639544" calcext:value-type="float">
            <text:p><text:s text:c="3"/>639,544</text:p>
          </table:table-cell>
          <table:table-cell table:style-name="ce20" office:value-type="float" office:value="603456" calcext:value-type="float">
            <text:p><text:s text:c="3"/>603,456</text:p>
          </table:table-cell>
          <table:table-cell table:style-name="ce20" office:value-type="float" office:value="891" calcext:value-type="float">
            <text:p><text:s text:c="3"/>891</text:p>
          </table:table-cell>
          <table:table-cell table:style-name="ce37" office:value-type="float" office:value="8.46" calcext:value-type="float">
            <text:p><text:s text:c="3"/>8.46</text:p>
          </table:table-cell>
          <table:table-cell table:style-name="ce20" office:value-type="float" office:value="701" calcext:value-type="float">
            <text:p><text:s text:c="3"/>701</text:p>
          </table:table-cell>
          <table:table-cell table:style-name="ce37" office:value-type="float" office:value="6.66" calcext:value-type="float">
            <text:p><text:s text:c="3"/>6.66</text:p>
          </table:table-cell>
          <table:table-cell table:style-name="ce20" office:value-type="float" office:value="190" calcext:value-type="float">
            <text:p><text:s text:c="3"/>190</text:p>
          </table:table-cell>
          <table:table-cell table:style-name="ce37" office:value-type="float" office:value="1.8" calcext:value-type="float">
            <text:p><text:s text:c="3"/>1.80</text:p>
          </table:table-cell>
          <table:table-cell table:style-name="ce20" office:value-type="float" office:value="426" calcext:value-type="float">
            <text:p><text:s text:c="3"/>426</text:p>
          </table:table-cell>
          <table:table-cell table:style-name="ce37" office:value-type="float" office:value="4.05" calcext:value-type="float">
            <text:p><text:s text:c="3"/>4.05</text:p>
          </table:table-cell>
          <table:table-cell table:style-name="ce78" office:value-type="float" office:value="262" calcext:value-type="float">
            <text:p><text:s text:c="3"/>262</text:p>
          </table:table-cell>
          <table:table-cell table:style-name="ce80" office:value-type="float" office:value="2.49" calcext:value-type="float">
            <text:p><text:s text:c="3"/>2.49</text:p>
          </table:table-cell>
          <table:table-cell table:style-name="ce83" office:value-type="float" office:value="16584" calcext:value-type="float">
            <text:p><text:s text:c="3"/>16,584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8513" calcext:value-type="float">
            <text:p><text:s text:c="3"/>268,513</text:p>
          </table:table-cell>
          <table:table-cell table:style-name="ce20" office:value-type="float" office:value="886514" calcext:value-type="float">
            <text:p><text:s text:c="3"/>886,514</text:p>
          </table:table-cell>
          <table:table-cell table:style-name="ce20" office:value-type="float" office:value="457971" calcext:value-type="float">
            <text:p><text:s text:c="3"/>457,971</text:p>
          </table:table-cell>
          <table:table-cell table:style-name="ce20" office:value-type="float" office:value="428543" calcext:value-type="float">
            <text:p><text:s text:c="3"/>428,543</text:p>
          </table:table-cell>
          <table:table-cell table:style-name="ce20" office:value-type="float" office:value="586" calcext:value-type="float">
            <text:p><text:s text:c="3"/>586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645" calcext:value-type="float">
            <text:p><text:s text:c="3"/>645</text:p>
          </table:table-cell>
          <table:table-cell table:style-name="ce37" office:value-type="float" office:value="8.59" calcext:value-type="float">
            <text:p><text:s text:c="3"/>8.59</text:p>
          </table:table-cell>
          <table:table-cell table:style-name="ce20" office:value-type="float" office:value="-59" calcext:value-type="float">
            <text:p>－59</text:p>
          </table:table-cell>
          <table:table-cell table:style-name="ce37" office:value-type="float" office:value="-0.79" calcext:value-type="float">
            <text:p>－0.79</text:p>
          </table:table-cell>
          <table:table-cell table:style-name="ce20" office:value-type="float" office:value="298" calcext:value-type="float">
            <text:p><text:s text:c="3"/>298</text:p>
          </table:table-cell>
          <table:table-cell table:style-name="ce37" office:value-type="float" office:value="3.97" calcext:value-type="float">
            <text:p><text:s text:c="3"/>3.97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style-name="ce80" office:value-type="float" office:value="2.18" calcext:value-type="float">
            <text:p><text:s text:c="3"/>2.18</text:p>
          </table:table-cell>
          <table:table-cell table:style-name="ce83" office:value-type="float" office:value="55852" calcext:value-type="float">
            <text:p><text:s text:c="3"/>55,85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287" calcext:value-type="float">
            <text:p><text:s text:c="3"/>78,287</text:p>
          </table:table-cell>
          <table:table-cell table:style-name="ce20" office:value-type="float" office:value="232452" calcext:value-type="float">
            <text:p><text:s text:c="3"/>232,452</text:p>
          </table:table-cell>
          <table:table-cell table:style-name="ce20" office:value-type="float" office:value="122487" calcext:value-type="float">
            <text:p><text:s text:c="3"/>122,487</text:p>
          </table:table-cell>
          <table:table-cell table:style-name="ce20" office:value-type="float" office:value="109965" calcext:value-type="float">
            <text:p><text:s text:c="3"/>109,965</text:p>
          </table:table-cell>
          <table:table-cell table:style-name="ce20" office:value-type="float" office:value="139" calcext:value-type="float">
            <text:p><text:s text:c="3"/>139</text:p>
          </table:table-cell>
          <table:table-cell table:style-name="ce37" office:value-type="float" office:value="7.06" calcext:value-type="float">
            <text:p><text:s text:c="3"/>7.06</text:p>
          </table:table-cell>
          <table:table-cell table:style-name="ce20" office:value-type="float" office:value="191" calcext:value-type="float">
            <text:p><text:s text:c="3"/>191</text:p>
          </table:table-cell>
          <table:table-cell table:style-name="ce37" office:value-type="float" office:value="9.7" calcext:value-type="float">
            <text:p><text:s text:c="3"/>9.70</text:p>
          </table:table-cell>
          <table:table-cell table:style-name="ce20" office:value-type="float" office:value="-52" calcext:value-type="float">
            <text:p>－52</text:p>
          </table:table-cell>
          <table:table-cell table:style-name="ce37" office:value-type="float" office:value="-2.64" calcext:value-type="float">
            <text:p>－2.64</text:p>
          </table:table-cell>
          <table:table-cell table:style-name="ce20" office:value-type="float" office:value="88" calcext:value-type="float">
            <text:p><text:s text:c="3"/>88</text:p>
          </table:table-cell>
          <table:table-cell table:style-name="ce37" office:value-type="float" office:value="4.47" calcext:value-type="float">
            <text:p><text:s text:c="3"/>4.47</text:p>
          </table:table-cell>
          <table:table-cell table:style-name="ce78" office:value-type="float" office:value="57" calcext:value-type="float">
            <text:p><text:s text:c="3"/>57</text:p>
          </table:table-cell>
          <table:table-cell table:style-name="ce80" office:value-type="float" office:value="2.89" calcext:value-type="float">
            <text:p><text:s text:c="3"/>2.89</text:p>
          </table:table-cell>
          <table:table-cell table:style-name="ce83" office:value-type="float" office:value="78792" calcext:value-type="float">
            <text:p><text:s text:c="3"/>78,79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7899" calcext:value-type="float">
            <text:p><text:s text:c="3"/>117,899</text:p>
          </table:table-cell>
          <table:table-cell table:style-name="ce20" office:value-type="float" office:value="342400" calcext:value-type="float">
            <text:p><text:s text:c="3"/>342,400</text:p>
          </table:table-cell>
          <table:table-cell table:style-name="ce20" office:value-type="float" office:value="177676" calcext:value-type="float">
            <text:p><text:s text:c="3"/>177,676</text:p>
          </table:table-cell>
          <table:table-cell table:style-name="ce20" office:value-type="float" office:value="164724" calcext:value-type="float">
            <text:p><text:s text:c="3"/>164,724</text:p>
          </table:table-cell>
          <table:table-cell table:style-name="ce20" office:value-type="float" office:value="212" calcext:value-type="float">
            <text:p><text:s text:c="3"/>212</text:p>
          </table:table-cell>
          <table:table-cell table:style-name="ce37" office:value-type="float" office:value="7.31" calcext:value-type="float">
            <text:p><text:s text:c="3"/>7.31</text:p>
          </table:table-cell>
          <table:table-cell table:style-name="ce20" office:value-type="float" office:value="242" calcext:value-type="float">
            <text:p><text:s text:c="3"/>242</text:p>
          </table:table-cell>
          <table:table-cell table:style-name="ce37" office:value-type="float" office:value="8.34" calcext:value-type="float">
            <text:p><text:s text:c="3"/>8.34</text:p>
          </table:table-cell>
          <table:table-cell table:style-name="ce20" office:value-type="float" office:value="-30" calcext:value-type="float">
            <text:p>－30</text:p>
          </table:table-cell>
          <table:table-cell table:style-name="ce37" office:value-type="float" office:value="-1.03" calcext:value-type="float">
            <text:p>－1.03</text:p>
          </table:table-cell>
          <table:table-cell table:style-name="ce20" office:value-type="float" office:value="119" calcext:value-type="float">
            <text:p><text:s text:c="3"/>119</text:p>
          </table:table-cell>
          <table:table-cell table:style-name="ce37" office:value-type="float" office:value="4.1" calcext:value-type="float">
            <text:p><text:s text:c="3"/>4.10</text:p>
          </table:table-cell>
          <table:table-cell table:style-name="ce78" office:value-type="float" office:value="100" calcext:value-type="float">
            <text:p><text:s text:c="3"/>100</text:p>
          </table:table-cell>
          <table:table-cell table:style-name="ce80" office:value-type="float" office:value="3.45" calcext:value-type="float">
            <text:p><text:s text:c="3"/>3.45</text:p>
          </table:table-cell>
          <table:table-cell table:style-name="ce83" office:value-type="float" office:value="89749" calcext:value-type="float">
            <text:p><text:s text:c="3"/>89,74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937" calcext:value-type="float">
            <text:p><text:s text:c="3"/>30,937</text:p>
          </table:table-cell>
          <table:table-cell table:style-name="ce20" office:value-type="float" office:value="92769" calcext:value-type="float">
            <text:p><text:s text:c="3"/>92,769</text:p>
          </table:table-cell>
          <table:table-cell table:style-name="ce20" office:value-type="float" office:value="47875" calcext:value-type="float">
            <text:p><text:s text:c="3"/>47,875</text:p>
          </table:table-cell>
          <table:table-cell table:style-name="ce20" office:value-type="float" office:value="44894" calcext:value-type="float">
            <text:p><text:s text:c="3"/>44,894</text:p>
          </table:table-cell>
          <table:table-cell table:style-name="ce20" office:value-type="float" office:value="48" calcext:value-type="float">
            <text:p><text:s text:c="3"/>48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37" office:value-type="float" office:value="8.92" calcext:value-type="float">
            <text:p><text:s text:c="3"/>8.92</text:p>
          </table:table-cell>
          <table:table-cell table:style-name="ce20" office:value-type="float" office:value="-22" calcext:value-type="float">
            <text:p>－22</text:p>
          </table:table-cell>
          <table:table-cell table:style-name="ce37" office:value-type="float" office:value="-2.8" calcext:value-type="float">
            <text:p>－2.80</text:p>
          </table:table-cell>
          <table:table-cell table:style-name="ce20" office:value-type="float" office:value="29" calcext:value-type="float">
            <text:p><text:s text:c="3"/>29</text:p>
          </table:table-cell>
          <table:table-cell table:style-name="ce37" office:value-type="float" office:value="3.69" calcext:value-type="float">
            <text:p><text:s text:c="3"/>3.69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80" office:value-type="float" office:value="2.17" calcext:value-type="float">
            <text:p><text:s text:c="3"/>2.17</text:p>
          </table:table-cell>
          <table:table-cell table:style-name="ce83" office:value-type="float" office:value="218" calcext:value-type="float">
            <text:p><text:s text:c="3"/>218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3351" calcext:value-type="float">
            <text:p><text:s text:c="3"/>143,351</text:p>
          </table:table-cell>
          <table:table-cell table:style-name="ce20" office:value-type="float" office:value="389213" calcext:value-type="float">
            <text:p><text:s text:c="3"/>389,213</text:p>
          </table:table-cell>
          <table:table-cell table:style-name="ce20" office:value-type="float" office:value="197057" calcext:value-type="float">
            <text:p><text:s text:c="3"/>197,057</text:p>
          </table:table-cell>
          <table:table-cell table:style-name="ce20" office:value-type="float" office:value="192156" calcext:value-type="float">
            <text:p><text:s text:c="3"/>192,156</text:p>
          </table:table-cell>
          <table:table-cell table:style-name="ce20" office:value-type="float" office:value="212" calcext:value-type="float">
            <text:p><text:s text:c="3"/>212</text:p>
          </table:table-cell>
          <table:table-cell table:style-name="ce37" office:value-type="float" office:value="6.43" calcext:value-type="float">
            <text:p><text:s text:c="3"/>6.43</text:p>
          </table:table-cell>
          <table:table-cell table:style-name="ce20" office:value-type="float" office:value="235" calcext:value-type="float">
            <text:p><text:s text:c="3"/>235</text:p>
          </table:table-cell>
          <table:table-cell table:style-name="ce37" office:value-type="float" office:value="7.13" calcext:value-type="float">
            <text:p><text:s text:c="3"/>7.13</text:p>
          </table:table-cell>
          <table:table-cell table:style-name="ce20" office:value-type="float" office:value="-23" calcext:value-type="float">
            <text:p>－23</text:p>
          </table:table-cell>
          <table:table-cell table:style-name="ce37" office:value-type="float" office:value="-0.7" calcext:value-type="float">
            <text:p>－0.70</text:p>
          </table:table-cell>
          <table:table-cell table:style-name="ce20" office:value-type="float" office:value="168" calcext:value-type="float">
            <text:p><text:s text:c="3"/>168</text:p>
          </table:table-cell>
          <table:table-cell table:style-name="ce37" office:value-type="float" office:value="5.09" calcext:value-type="float">
            <text:p><text:s text:c="3"/>5.09</text:p>
          </table:table-cell>
          <table:table-cell table:style-name="ce78" office:value-type="float" office:value="101" calcext:value-type="float">
            <text:p><text:s text:c="3"/>101</text:p>
          </table:table-cell>
          <table:table-cell table:style-name="ce80" office:value-type="float" office:value="3.06" calcext:value-type="float">
            <text:p><text:s text:c="3"/>3.06</text:p>
          </table:table-cell>
          <table:table-cell table:style-name="ce83" office:value-type="float" office:value="8362" calcext:value-type="float">
            <text:p><text:s text:c="3"/>8,36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2260" calcext:value-type="float">
            <text:p><text:s text:c="3"/>132,260</text:p>
          </table:table-cell>
          <table:table-cell table:style-name="ce20" office:value-type="float" office:value="402695" calcext:value-type="float">
            <text:p><text:s text:c="3"/>402,695</text:p>
          </table:table-cell>
          <table:table-cell table:style-name="ce20" office:value-type="float" office:value="201157" calcext:value-type="float">
            <text:p><text:s text:c="3"/>201,157</text:p>
          </table:table-cell>
          <table:table-cell table:style-name="ce20" office:value-type="float" office:value="201538" calcext:value-type="float">
            <text:p><text:s text:c="3"/>201,538</text:p>
          </table:table-cell>
          <table:table-cell table:style-name="ce20" office:value-type="float" office:value="425" calcext:value-type="float">
            <text:p><text:s text:c="3"/>425</text:p>
          </table:table-cell>
          <table:table-cell table:style-name="ce37" office:value-type="float" office:value="12.47" calcext:value-type="float">
            <text:p><text:s text:c="3"/>12.47</text:p>
          </table:table-cell>
          <table:table-cell table:style-name="ce20" office:value-type="float" office:value="208" calcext:value-type="float">
            <text:p><text:s text:c="3"/>208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217" calcext:value-type="float">
            <text:p><text:s text:c="3"/>217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202" calcext:value-type="float">
            <text:p><text:s text:c="3"/>202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78" office:value-type="float" office:value="77" calcext:value-type="float">
            <text:p><text:s text:c="3"/>77</text:p>
          </table:table-cell>
          <table:table-cell table:style-name="ce80" office:value-type="float" office:value="2.26" calcext:value-type="float">
            <text:p><text:s text:c="3"/>2.26</text:p>
          </table:table-cell>
          <table:table-cell table:style-name="ce83" office:value-type="float" office:value="2512" calcext:value-type="float">
            <text:p><text:s text:c="3"/>2,51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6560" calcext:value-type="float">
            <text:p><text:s text:c="3"/>366,560</text:p>
          </table:table-cell>
          <table:table-cell table:style-name="ce20" office:value-type="float" office:value="1062937" calcext:value-type="float">
            <text:p><text:s text:c="3"/>1,062,937</text:p>
          </table:table-cell>
          <table:table-cell table:style-name="ce20" office:value-type="float" office:value="518826" calcext:value-type="float">
            <text:p><text:s text:c="3"/>518,826</text:p>
          </table:table-cell>
          <table:table-cell table:style-name="ce20" office:value-type="float" office:value="544111" calcext:value-type="float">
            <text:p><text:s text:c="3"/>544,111</text:p>
          </table:table-cell>
          <table:table-cell table:style-name="ce20" office:value-type="float" office:value="730" calcext:value-type="float">
            <text:p><text:s text:c="3"/>730</text:p>
          </table:table-cell>
          <table:table-cell table:style-name="ce37" office:value-type="float" office:value="8.11" calcext:value-type="float">
            <text:p><text:s text:c="3"/>8.11</text:p>
          </table:table-cell>
          <table:table-cell table:style-name="ce20" office:value-type="float" office:value="418" calcext:value-type="float">
            <text:p><text:s text:c="3"/>418</text:p>
          </table:table-cell>
          <table:table-cell table:style-name="ce37" office:value-type="float" office:value="4.64" calcext:value-type="float">
            <text:p><text:s text:c="3"/>4.64</text:p>
          </table:table-cell>
          <table:table-cell table:style-name="ce20" office:value-type="float" office:value="312" calcext:value-type="float">
            <text:p><text:s text:c="3"/>312</text:p>
          </table:table-cell>
          <table:table-cell table:style-name="ce37" office:value-type="float" office:value="3.47" calcext:value-type="float">
            <text:p><text:s text:c="3"/>3.47</text:p>
          </table:table-cell>
          <table:table-cell table:style-name="ce20" office:value-type="float" office:value="436" calcext:value-type="float">
            <text:p><text:s text:c="3"/>436</text:p>
          </table:table-cell>
          <table:table-cell table:style-name="ce37" office:value-type="float" office:value="4.84" calcext:value-type="float">
            <text:p><text:s text:c="3"/>4.84</text:p>
          </table:table-cell>
          <table:table-cell table:style-name="ce78" office:value-type="float" office:value="241" calcext:value-type="float">
            <text:p><text:s text:c="3"/>241</text:p>
          </table:table-cell>
          <table:table-cell table:style-name="ce80" office:value-type="float" office:value="2.68" calcext:value-type="float">
            <text:p><text:s text:c="3"/>2.68</text:p>
          </table:table-cell>
          <table:table-cell table:style-name="ce83" office:value-type="float" office:value="6950" calcext:value-type="float">
            <text:p><text:s text:c="3"/>6,950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2386" calcext:value-type="float">
            <text:p><text:s text:c="3"/>92,386</text:p>
          </table:table-cell>
          <table:table-cell table:style-name="ce20" office:value-type="float" office:value="273967" calcext:value-type="float">
            <text:p><text:s text:c="3"/>273,967</text:p>
          </table:table-cell>
          <table:table-cell table:style-name="ce20" office:value-type="float" office:value="135381" calcext:value-type="float">
            <text:p><text:s text:c="3"/>135,381</text:p>
          </table:table-cell>
          <table:table-cell table:style-name="ce20" office:value-type="float" office:value="138586" calcext:value-type="float">
            <text:p><text:s text:c="3"/>138,586</text:p>
          </table:table-cell>
          <table:table-cell table:style-name="ce20" office:value-type="float" office:value="164" calcext:value-type="float">
            <text:p><text:s text:c="3"/>164</text:p>
          </table:table-cell>
          <table:table-cell table:style-name="ce37" office:value-type="float" office:value="7.07" calcext:value-type="float">
            <text:p><text:s text:c="3"/>7.07</text:p>
          </table:table-cell>
          <table:table-cell table:style-name="ce20" office:value-type="float" office:value="136" calcext:value-type="float">
            <text:p><text:s text:c="3"/>136</text:p>
          </table:table-cell>
          <table:table-cell table:style-name="ce37" office:value-type="float" office:value="5.86" calcext:value-type="float">
            <text:p><text:s text:c="3"/>5.86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7" office:value-type="float" office:value="1.21" calcext:value-type="float">
            <text:p><text:s text:c="3"/>1.21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37" office:value-type="float" office:value="3.62" calcext:value-type="float">
            <text:p><text:s text:c="3"/>3.62</text:p>
          </table:table-cell>
          <table:table-cell table:style-name="ce78" office:value-type="float" office:value="61" calcext:value-type="float">
            <text:p><text:s text:c="3"/>61</text:p>
          </table:table-cell>
          <table:table-cell table:style-name="ce80" office:value-type="float" office:value="2.63" calcext:value-type="float">
            <text:p><text:s text:c="3"/>2.63</text:p>
          </table:table-cell>
          <table:table-cell table:style-name="ce83" office:value-type="float" office:value="780" calcext:value-type="float">
            <text:p><text:s text:c="3"/>780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9948" calcext:value-type="float">
            <text:p><text:s text:c="3"/>259,948</text:p>
          </table:table-cell>
          <table:table-cell table:style-name="ce20" office:value-type="float" office:value="767466" calcext:value-type="float">
            <text:p><text:s text:c="3"/>767,466</text:p>
          </table:table-cell>
          <table:table-cell table:style-name="ce20" office:value-type="float" office:value="381257" calcext:value-type="float">
            <text:p><text:s text:c="3"/>381,257</text:p>
          </table:table-cell>
          <table:table-cell table:style-name="ce20" office:value-type="float" office:value="386209" calcext:value-type="float">
            <text:p><text:s text:c="3"/>386,209</text:p>
          </table:table-cell>
          <table:table-cell table:style-name="ce20" office:value-type="float" office:value="513" calcext:value-type="float">
            <text:p><text:s text:c="3"/>51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342" calcext:value-type="float">
            <text:p><text:s text:c="3"/>342</text:p>
          </table:table-cell>
          <table:table-cell table:style-name="ce37" office:value-type="float" office:value="5.26" calcext:value-type="float">
            <text:p><text:s text:c="3"/>5.26</text:p>
          </table:table-cell>
          <table:table-cell table:style-name="ce20" office:value-type="float" office:value="171" calcext:value-type="float">
            <text:p><text:s text:c="3"/>171</text:p>
          </table:table-cell>
          <table:table-cell table:style-name="ce37" office:value-type="float" office:value="2.63" calcext:value-type="float">
            <text:p><text:s text:c="3"/>2.63</text:p>
          </table:table-cell>
          <table:table-cell table:style-name="ce20" office:value-type="float" office:value="283" calcext:value-type="float">
            <text:p><text:s text:c="3"/>283</text:p>
          </table:table-cell>
          <table:table-cell table:style-name="ce37" office:value-type="float" office:value="4.35" calcext:value-type="float">
            <text:p><text:s text:c="3"/>4.35</text:p>
          </table:table-cell>
          <table:table-cell table:style-name="ce78" office:value-type="float" office:value="158" calcext:value-type="float">
            <text:p><text:s text:c="3"/>158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1819" calcext:value-type="float">
            <text:p><text:s text:c="3"/>1,819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3188" calcext:value-type="float">
            <text:p><text:s text:c="3"/>953,188</text:p>
          </table:table-cell>
          <table:table-cell table:style-name="ce20" office:value-type="float" office:value="2628699" calcext:value-type="float">
            <text:p><text:s text:c="3"/>2,628,699</text:p>
          </table:table-cell>
          <table:table-cell table:style-name="ce20" office:value-type="float" office:value="1275162" calcext:value-type="float">
            <text:p><text:s text:c="3"/>1,275,162</text:p>
          </table:table-cell>
          <table:table-cell table:style-name="ce20" office:value-type="float" office:value="1353537" calcext:value-type="float">
            <text:p><text:s text:c="3"/>1,353,537</text:p>
          </table:table-cell>
          <table:table-cell table:style-name="ce20" office:value-type="float" office:value="1644" calcext:value-type="float">
            <text:p><text:s text:c="3"/>1,644</text:p>
          </table:table-cell>
          <table:table-cell table:style-name="ce37" office:value-type="float" office:value="7.38" calcext:value-type="float">
            <text:p><text:s text:c="3"/>7.38</text:p>
          </table:table-cell>
          <table:table-cell table:style-name="ce20" office:value-type="float" office:value="1264" calcext:value-type="float">
            <text:p><text:s text:c="3"/>1,264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380" calcext:value-type="float">
            <text:p><text:s text:c="3"/>380</text:p>
          </table:table-cell>
          <table:table-cell table:style-name="ce37" office:value-type="float" office:value="1.71" calcext:value-type="float">
            <text:p><text:s text:c="3"/>1.71</text:p>
          </table:table-cell>
          <table:table-cell table:style-name="ce20" office:value-type="float" office:value="1195" calcext:value-type="float">
            <text:p><text:s text:c="3"/>1,195</text:p>
          </table:table-cell>
          <table:table-cell table:style-name="ce37" office:value-type="float" office:value="5.37" calcext:value-type="float">
            <text:p><text:s text:c="3"/>5.37</text:p>
          </table:table-cell>
          <table:table-cell table:style-name="ce78" office:value-type="float" office:value="553" calcext:value-type="float">
            <text:p><text:s text:c="3"/>553</text:p>
          </table:table-cell>
          <table:table-cell table:style-name="ce80" office:value-type="float" office:value="2.48" calcext:value-type="float">
            <text:p><text:s text:c="3"/>2.48</text:p>
          </table:table-cell>
          <table:table-cell table:style-name="ce83" office:value-type="float" office:value="12759" calcext:value-type="float">
            <text:p><text:s text:c="3"/>12,759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7128" calcext:value-type="float">
            <text:p><text:s text:c="3"/>567,128</text:p>
          </table:table-cell>
          <table:table-cell table:style-name="ce20" office:value-type="float" office:value="1523649" calcext:value-type="float">
            <text:p><text:s text:c="3"/>1,523,649</text:p>
          </table:table-cell>
          <table:table-cell table:style-name="ce20" office:value-type="float" office:value="757127" calcext:value-type="float">
            <text:p><text:s text:c="3"/>757,127</text:p>
          </table:table-cell>
          <table:table-cell table:style-name="ce20" office:value-type="float" office:value="766522" calcext:value-type="float">
            <text:p><text:s text:c="3"/>766,522</text:p>
          </table:table-cell>
          <table:table-cell table:style-name="ce20" office:value-type="float" office:value="907" calcext:value-type="float">
            <text:p><text:s text:c="3"/>907</text:p>
          </table:table-cell>
          <table:table-cell table:style-name="ce37" office:value-type="float" office:value="7.03" calcext:value-type="float">
            <text:p><text:s text:c="3"/>7.03</text:p>
          </table:table-cell>
          <table:table-cell table:style-name="ce20" office:value-type="float" office:value="776" calcext:value-type="float">
            <text:p><text:s text:c="3"/>776</text:p>
          </table:table-cell>
          <table:table-cell table:style-name="ce37" office:value-type="float" office:value="6.01" calcext:value-type="float">
            <text:p><text:s text:c="3"/>6.01</text:p>
          </table:table-cell>
          <table:table-cell table:style-name="ce20" office:value-type="float" office:value="131" calcext:value-type="float">
            <text:p><text:s text:c="3"/>131</text:p>
          </table:table-cell>
          <table:table-cell table:style-name="ce37" office:value-type="float" office:value="1.02" calcext:value-type="float">
            <text:p><text:s text:c="3"/>1.02</text:p>
          </table:table-cell>
          <table:table-cell table:style-name="ce20" office:value-type="float" office:value="508" calcext:value-type="float">
            <text:p><text:s text:c="3"/>508</text:p>
          </table:table-cell>
          <table:table-cell table:style-name="ce37" office:value-type="float" office:value="3.94" calcext:value-type="float">
            <text:p><text:s text:c="3"/>3.94</text:p>
          </table:table-cell>
          <table:table-cell table:style-name="ce78" office:value-type="float" office:value="344" calcext:value-type="float">
            <text:p><text:s text:c="3"/>344</text:p>
          </table:table-cell>
          <table:table-cell table:style-name="ce80" office:value-type="float" office:value="2.67" calcext:value-type="float">
            <text:p><text:s text:c="3"/>2.67</text:p>
          </table:table-cell>
          <table:table-cell table:style-name="ce83" office:value-type="float" office:value="10871" calcext:value-type="float">
            <text:p><text:s text:c="3"/>10,871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645" calcext:value-type="float">
            <text:p><text:s text:c="3"/>31,645</text:p>
          </table:table-cell>
          <table:table-cell table:style-name="ce20" office:value-type="float" office:value="93213" calcext:value-type="float">
            <text:p><text:s text:c="3"/>93,213</text:p>
          </table:table-cell>
          <table:table-cell table:style-name="ce20" office:value-type="float" office:value="50020" calcext:value-type="float">
            <text:p><text:s text:c="3"/>50,020</text:p>
          </table:table-cell>
          <table:table-cell table:style-name="ce20" office:value-type="float" office:value="43193" calcext:value-type="float">
            <text:p><text:s text:c="3"/>43,193</text:p>
          </table:table-cell>
          <table:table-cell table:style-name="ce20" office:value-type="float" office:value="90" calcext:value-type="float">
            <text:p><text:s text:c="3"/>90</text:p>
          </table:table-cell>
          <table:table-cell table:style-name="ce37" office:value-type="float" office:value="11.4" calcext:value-type="float">
            <text:p><text:s text:c="3"/>11.40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5.45" calcext:value-type="float">
            <text:p><text:s text:c="3"/>5.45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80" office:value-type="float" office:value="2.03" calcext:value-type="float">
            <text:p><text:s text:c="3"/>2.03</text:p>
          </table:table-cell>
          <table:table-cell table:style-name="ce83" office:value-type="float" office:value="437" calcext:value-type="float">
            <text:p><text:s text:c="3"/>43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710" calcext:value-type="float">
            <text:p><text:s text:c="3"/>29,710</text:p>
          </table:table-cell>
          <table:table-cell table:style-name="ce20" office:value-type="float" office:value="83329" calcext:value-type="float">
            <text:p><text:s text:c="3"/>83,329</text:p>
          </table:table-cell>
          <table:table-cell table:style-name="ce20" office:value-type="float" office:value="44249" calcext:value-type="float">
            <text:p><text:s text:c="3"/>44,249</text:p>
          </table:table-cell>
          <table:table-cell table:style-name="ce20" office:value-type="float" office:value="39080" calcext:value-type="float">
            <text:p><text:s text:c="3"/>39,080</text:p>
          </table:table-cell>
          <table:table-cell table:style-name="ce20" office:value-type="float" office:value="82" calcext:value-type="float">
            <text:p><text:s text:c="3"/>82</text:p>
          </table:table-cell>
          <table:table-cell table:style-name="ce37" office:value-type="float" office:value="11.63" calcext:value-type="float">
            <text:p><text:s text:c="3"/>11.63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37" office:value-type="float" office:value="3.97" calcext:value-type="float">
            <text:p><text:s text:c="3"/>3.97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7" office:value-type="float" office:value="7.66" calcext:value-type="float">
            <text:p><text:s text:c="3"/>7.66</text:p>
          </table:table-cell>
          <table:table-cell table:style-name="ce20" office:value-type="float" office:value="38" calcext:value-type="float">
            <text:p><text:s text:c="3"/>38</text:p>
          </table:table-cell>
          <table:table-cell table:style-name="ce37" office:value-type="float" office:value="5.39" calcext:value-type="float">
            <text:p><text:s text:c="3"/>5.39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80" office:value-type="float" office:value="1.98" calcext:value-type="float">
            <text:p><text:s text:c="3"/>1.98</text:p>
          </table:table-cell>
          <table:table-cell table:style-name="ce83" office:value-type="float" office:value="335" calcext:value-type="float">
            <text:p><text:s text:c="3"/>335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35" calcext:value-type="float">
            <text:p><text:s text:c="3"/>1,935</text:p>
          </table:table-cell>
          <table:table-cell table:style-name="ce67" office:value-type="float" office:value="9884" calcext:value-type="float">
            <text:p><text:s text:c="3"/>9,884</text:p>
          </table:table-cell>
          <table:table-cell table:style-name="ce67" office:value-type="float" office:value="5771" calcext:value-type="float">
            <text:p><text:s text:c="3"/>5,771</text:p>
          </table:table-cell>
          <table:table-cell table:style-name="ce67" office:value-type="float" office:value="4113" calcext:value-type="float">
            <text:p><text:s text:c="3"/>4,113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2" office:value-type="float" office:value="9.53" calcext:value-type="float">
            <text:p><text:s text:c="3"/>9.5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72" office:value-type="float" office:value="2.38" calcext:value-type="float">
            <text:p><text:s text:c="3"/>2.3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2" office:value-type="float" office:value="7.15" calcext:value-type="float">
            <text:p><text:s text:c="3"/>7.15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2" office:value-type="float" office:value="5.96" calcext:value-type="float">
            <text:p><text:s text:c="3"/>5.96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1" office:value-type="float" office:value="2.38" calcext:value-type="float">
            <text:p><text:s text:c="3"/>2.38</text:p>
          </table:table-cell>
          <table:table-cell table:style-name="ce84" office:value-type="float" office:value="102" calcext:value-type="float">
            <text:p><text:s text:c="3"/>102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8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5">
          <table:table-cell table:number-columns-repeated="1024"/>
        </table:table-row>
        <table:table-row table:style-name="ro18">
          <table:table-cell>
            <draw:frame table:end-cell-address="資料分析.I76" table:end-x="2.88mm" table:end-y="3.67mm" draw:z-index="1" draw:name="Picture 2" draw:style-name="gr1" draw:text-style-name="P1" svg:width="168.82mm" svg:height="155.59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4:39:26</meta:creation-date>
    <dc:creator>MOI</dc:creator>
    <dc:date>2008-08-06T14:50:43</dc:date>
    <meta:print-date>2008-08-06T14:44:50</meta:print-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8" chart:data-source-has-labels="both" svg:x="0.997cm" svg:y="2.321cm" svg:width="20.936cm" svg:height="11.322cm">
          <chartooo:coordinate-region svg:x="1.375cm" svg:y="2.321cm" svg:width="20.326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8"/>
          </chart:axis>
          <chart:axis chart:dimension="y" chart:name="primary-y" chart:style-name="ch5">
            <chart:title svg:x="0.194cm" svg:y="8.08cm" chart:style-name="ch6">
              <text:p>   </text:p>
            </chart:title>
          </chart:axis>
          <chart:series chart:style-name="ch7" chart:values-cell-range-address="'data-1'.D4:'data-1'.D118" chart:label-cell-address="'data-1'.D3:'data-1'.D3" chart:class="chart:area">
            <chart:regression-curve chart:style-name="ch8"/>
            <chart:data-point chart:repeated="115"/>
          </chart:series>
          <chart:series chart:style-name="ch9" chart:values-cell-range-address="'data-1'.C4:'data-1'.C118" chart:label-cell-address="'data-1'.C3:'data-1'.C3" chart:class="chart:area">
            <chart:regression-curve chart:style-name="ch10"/>
            <chart:data-point chart:repeated="1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8</svg:desc>
                </draw:g>
              </table:table-cell>
              <table:table-cell office:value-type="float" office:value="5.74">
                <text:p>5.74</text:p>
                <draw:g>
                  <svg:desc>'data-1'.D4:'data-1'.D118</svg:desc>
                </draw:g>
              </table:table-cell>
              <table:table-cell office:value-type="float" office:value="11.71">
                <text:p>11.71</text:p>
                <draw:g>
                  <svg:desc>'data-1'.C4:'data-1'.C11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28mm" fo:min-width="20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8 'data-1'.D3:'data-1'.D3 'data-1'.D4:'data-1'.D118 'data-1'.C3:'data-1'.C3 'data-1'.C4:'data-1'.C1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33mm" draw:z-index="8" draw:name="Text 15" draw:style-name="gr9" draw:text-style-name="P5" svg:width="21.58mm" svg:height="5.4mm" svg:x="12.08mm" svg:y="3.96mm">
              <text:p text:style-name="P1"><text:span text:style-name="T5">97.7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7月戶口統計資料分析</text:span></text:p>
      <text:p text:style-name="P2">內政部戶政司</text:p>
      <text:p text:style-name="P4"><text:span text:style-name="T5">97年8月6日</text:span></text:p>
      <text:p text:style-name="P5"><text:span text:style-name="T7">一、依據戶籍登記資料，截至</text:span><text:span text:style-name="T7">97年7月底</text:span><text:span text:style-name="T7">止，共有7</text:span><text:span text:style-name="T7">,</text:span><text:span text:style-name="T7">591,500戶，與上年同月比較增加</text:span><text:span text:style-name="T7">1</text:span><text:span text:style-name="T7">34,474戶</text:span><text:span text:style-name="T7">，</text:span><text:span text:style-name="T7">增加率為</text:span><text:span text:style-name="T7">1.</text:span><text:span text:style-name="T7">80%。就縣市別言，以臺北縣</text:span><text:span text:style-name="T7">1,</text:span><text:span text:style-name="T7">325,925戶最多，占總戶數</text:span><text:span text:style-name="T7">17.</text:span><text:span text:style-name="T7">47%</text:span><text:span text:style-name="T7">，</text:span><text:span text:style-name="T7">其次為臺北市953,188戶，占</text:span><text:span text:style-name="T7">1</text:span><text:span text:style-name="T7">2.56%，再其次為桃園縣629,223戶，占8.</text:span><text:span text:style-name="T7">2</text:span><text:span text:style-name="T7">9%。</text:span></text:p>
      <text:p text:style-name="P6"><text:span text:style-name="T7">二、</text:span><text:span text:style-name="T9">97年7月底</text:span><text:span text:style-name="T9">人口數為</text:span><text:span text:style-name="T9">2</text:span><text:span text:style-name="T9">3</text:span><text:span text:style-name="T9">,</text:span><text:span text:style-name="T9">000,827人，與上年同月比較增加89,535人</text:span><text:span text:style-name="T9">，</text:span><text:span text:style-name="T9">人口增加率為3.91</text:span><text:span text:style-name="T9">‰</text:span><text:span text:style-name="T9">，平均每天增加245人</text:span><text:span text:style-name="T9">。</text:span><text:span text:style-name="T9">就縣市別言</text:span><text:span text:style-name="T9">，</text:span><text:span text:style-name="T9">與上年同月比較人口增加率最高者為金門縣48.89</text:span><text:span text:style-name="T9">‰</text:span><text:span text:style-name="T9">，其次為新竹縣15.67</text:span><text:span text:style-name="T9">‰</text:span><text:span text:style-name="T9">，再其次為新竹市14.39</text:span><text:span text:style-name="T9">‰</text:span><text:span text:style-name="T9">；至於臺東縣反而減少8.54</text:span><text:span text:style-name="T9">‰</text:span><text:span text:style-name="T9">，其次為嘉義縣減少5.21</text:span><text:span text:style-name="T9">‰</text:span><text:span text:style-name="T9">，再其次為屏東縣減少4.56</text:span><text:span text:style-name="T9">‰</text:span><text:span text:style-name="T9">。</text:span></text:p>
      <text:p text:style-name="P5"><text:span text:style-name="T9">三、</text:span><text:span text:style-name="T9">97年7月底</text:span><text:span text:style-name="T9">男性人口為</text:span><text:span text:style-name="T9">11,</text:span><text:span text:style-name="T9">617,437人，女性人口為</text:span><text:span text:style-name="T9">11,</text:span><text:span text:style-name="T9">383,390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0，其次為金門縣</text:span><text:span text:style-name="T9">11</text:span><text:span text:style-name="T9">3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7月</text:span><text:span text:style-name="T9">嬰兒出生數為</text:span><text:span text:style-name="T9">1</text:span><text:span text:style-name="T9">6,063人，平均約每2.8分鐘出生一個嬰兒；折合年粗出生率為8.25</text:span><text:span text:style-name="T9">‰</text:span><text:span text:style-name="T9">，較上年同月減少0.35個千分點。就縣市別言，</text:span><text:span text:style-name="T11">粗出生率最高為</text:span><text:span text:style-name="T9">新竹市之12.47</text:span><text:span text:style-name="T9">‰</text:span><text:span text:style-name="T9">，其次為新竹縣11.72</text:span><text:span text:style-name="T9">‰</text:span><text:span text:style-name="T9">，再其</text:span><text:span text:style-name="T12">次為</text:span><text:span text:style-name="T9">金門縣</text:span><text:span text:style-name="T12">11.63</text:span><text:span text:style-name="T12">‰</text:span><text:span text:style-name="T12">；最低為澎湖縣6.11</text:span><text:span text:style-name="T12">‰</text:span><text:span text:style-name="T12">，其次為基隆市6.43</text:span><text:span text:style-name="T12">‰</text:span><text:span text:style-name="T12">，再其次為高雄市7.03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7月</text:span><text:span text:style-name="T1">人口死亡數為11,696人，平均約每3.8分鐘死亡一個人；折合年粗死亡率為6.00</text:span><text:span text:style-name="T1">‰</text:span><text:span text:style-name="T1">，較上年同月減少0.10個千分點。就縣市別言，粗死亡率最高為臺東縣之9.70</text:span><text:span text:style-name="T1">‰</text:span><text:span text:style-name="T1">，其次為雲林縣9.10</text:span><text:span text:style-name="T1">‰</text:span><text:span text:style-name="T1">，再其次為澎湖縣8.92</text:span><text:span text:style-name="T1">‰</text:span><text:span text:style-name="T1">；最低為連江縣2.38</text:span><text:span text:style-name="T1">‰</text:span><text:span text:style-name="T1">，其次為金門縣3.97</text:span><text:span text:style-name="T1">‰</text:span><text:span text:style-name="T1">，再其次為臺北縣4.50</text:span><text:span text:style-name="T1">‰</text:span><text:span text:style-name="T1">。</text:span></text:p>
      <text:p text:style-name="P3"><text:span text:style-name="T1">六、</text:span><text:span text:style-name="T1">97年7月</text:span><text:span text:style-name="T1">結婚對數為9,270對，折合年粗結婚率為4.76</text:span><text:span text:style-name="T1">‰</text:span><text:span text:style-name="T1">，較上年同月減少0.96個千分點。就縣市別言，粗結婚率最高為連江縣5.96</text:span><text:span text:style-name="T1">‰</text:span><text:span text:style-name="T1">，其次為新竹市5.92</text:span><text:span text:style-name="T1">‰</text:span><text:span text:style-name="T1">，再其次為新竹縣5.72</text:span><text:span text:style-name="T1">‰</text:span><text:span text:style-name="T1">；最低為嘉義縣3.14</text:span><text:span text:style-name="T1">‰</text:span><text:span text:style-name="T1">，其次為雲林縣3.55</text:span><text:span text:style-name="T1">‰</text:span><text:span text:style-name="T1">，再其次為臺南縣3.61</text:span><text:span text:style-name="T1">‰</text:span><text:span text:style-name="T1">。</text:span></text:p>
      <text:p text:style-name="P4"><text:span text:style-name="T1">七、</text:span><text:span text:style-name="T1">97年7月</text:span><text:span text:style-name="T1">離婚對數為4,958對，折合年粗離婚率為2.55</text:span><text:span text:style-name="T1">‰</text:span><text:span text:style-name="T1">，較上年同月減少0.25個千分點。就縣市別言，粗離婚率最高為花蓮縣3.45</text:span><text:span text:style-name="T1">‰</text:span><text:span text:style-name="T1">，其次為</text:span><text:span text:style-name="T3">桃園</text:span><text:span text:style-name="T1">縣3.13</text:span><text:span text:style-name="T1">‰</text:span><text:span text:style-name="T1">，再其次為基隆市3.06</text:span><text:span text:style-name="T1">‰</text:span><text:span text:style-name="T1">；最低為</text:span><text:span text:style-name="T3">彰化</text:span><text:span text:style-name="T1">縣1.74</text:span><text:span text:style-name="T1">‰</text:span><text:span text:style-name="T1">，其次為金門縣1.98</text:span><text:span text:style-name="T1">‰</text:span><text:span text:style-name="T1">，再其次為嘉義縣2.04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7月底</text:span><text:span text:style-name="T1">原住民人口數為489,663人，較上年同月增加9,663人，占總人口比率2.13%。就縣市別言，原住民人口數最多為花蓮縣</text:span><text:span text:style-name="T1">8</text:span><text:span text:style-name="T1">9</text:span><text:span text:style-name="T1">,</text:span><text:span text:style-name="T1">749人，占原住民總人口數18.33%，其次為臺東縣</text:span><text:span text:style-name="T1">7</text:span><text:span text:style-name="T1">8,792人，占</text:span><text:span text:style-name="T1">1</text:span><text:span text:style-name="T1">6.09%，再其次為屏東縣</text:span><text:span text:style-name="T1">5</text:span><text:span text:style-name="T1">5</text:span><text:span text:style-name="T1">,</text:span><text:span text:style-name="T1">852人，占</text:span><text:span text:style-name="T1">1</text:span><text:span text:style-name="T1">1</text:span><text:span text:style-name="T1">.</text:span><text:span text:style-name="T1">41%；最少為連江縣僅102人，其次為澎湖縣218人，再其次為金門縣335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